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1b1e" officeooo:paragraph-rsid="00181b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uancarlos chupapija te voy a mata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8T18:19:33.967085899</meta:creation-date>
    <dc:date>2023-04-28T18:31:09.466473226</dc:date>
    <meta:editing-duration>PT56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1" meta:paragraph-count="1" meta:word-count="6" meta:character-count="34" meta:non-whitespace-character-count="29"/>
  </office:meta>
</office:document-meta>
</file>